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Yu Gothic" svg:font-family="Yu Gothic" style:font-family-generic="swiss" style:font-pitch="variable" svg:panose-1="2 11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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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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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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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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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bullet text:level="1" text:style-name="WW_CharLFO11LVL1" text:bullet-char="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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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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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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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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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1">
      <text:list-level-style-number text:level="1" style:num-suffix="-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2">
      <text:list-level-style-number text:level="1" style:num-suffix="-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3">
      <text:list-level-style-number text:level="1" style:num-suffix="-" style:num-list-format-name="NLF1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4">
      <text:list-level-style-number text:level="1" style:num-suffix="-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5">
      <text:list-level-style-number text:level="1" style:num-suffix="-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6">
      <text:list-level-style-number text:level="1" style:num-suffix="-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justify"/>
    </style:style>
    <style:style style:name="T3" style:parent-style-name="Fonteparág.padrão" style:family="text">
      <style:text-properties fo:font-weight="bold" style:font-weight-asian="bold" style:font-weight-complex="bold"/>
    </style:style>
    <style:style style:name="P4" style:parent-style-name="Normal" style:family="paragraph">
      <style:paragraph-properties fo:text-align="justify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P6" style:parent-style-name="ParágrafodaLista" style:list-style-name="LFO20" style:family="paragraph"/>
    <style:style style:name="P7" style:parent-style-name="ParágrafodaLista" style:list-style-name="LFO20" style:family="paragraph"/>
    <style:style style:name="P8" style:parent-style-name="ParágrafodaLista" style:list-style-name="LFO20" style:family="paragraph"/>
    <style:style style:name="P9" style:parent-style-name="ParágrafodaLista" style:list-style-name="LFO20" style:family="paragraph"/>
    <style:style style:name="P10" style:parent-style-name="ParágrafodaLista" style:list-style-name="LFO20" style:family="paragraph"/>
    <style:style style:name="P11" style:parent-style-name="ParágrafodaLista" style:list-style-name="LFO20" style:family="paragraph"/>
    <style:style style:name="P12" style:parent-style-name="ParágrafodaLista" style:list-style-name="LFO20" style:family="paragraph"/>
    <style:style style:name="P13" style:parent-style-name="ParágrafodaLista" style:list-style-name="LFO20" style:family="paragraph"/>
    <style:style style:name="P14" style:parent-style-name="ParágrafodaLista" style:list-style-name="LFO20" style:family="paragraph"/>
    <style:style style:name="P15" style:parent-style-name="Normal" style:family="paragraph">
      <style:paragraph-properties fo:margin-left="0.25in">
        <style:tab-stops/>
      </style:paragraph-properties>
    </style:style>
    <style:style style:name="P16" style:parent-style-name="ParágrafodaLista" style:list-style-name="LFO22" style:family="paragraph">
      <style:text-properties fo:font-weight="bold" style:font-weight-asian="bold" style:font-weight-complex="bold"/>
    </style:style>
    <style:style style:name="P17" style:parent-style-name="ParágrafodaLista" style:list-style-name="LFO19" style:family="paragraph"/>
    <style:style style:name="P18" style:parent-style-name="ParágrafodaLista" style:list-style-name="LFO19" style:family="paragraph"/>
    <style:style style:name="P19" style:parent-style-name="ParágrafodaLista" style:list-style-name="LFO19" style:family="paragraph"/>
    <style:style style:name="P20" style:parent-style-name="ParágrafodaLista" style:family="paragraph">
      <style:paragraph-properties fo:margin-left="0.75in">
        <style:tab-stops/>
      </style:paragraph-properties>
    </style:style>
    <style:style style:name="P21" style:parent-style-name="ParágrafodaLista" style:list-style-name="LFO22" style:family="paragraph">
      <style:paragraph-properties fo:margin-top="0.1666in"/>
      <style:text-properties fo:font-weight="bold" style:font-weight-asian="bold" style:font-weight-complex="bold"/>
    </style:style>
    <style:style style:name="P22" style:parent-style-name="ParágrafodaLista" style:list-style-name="LFO18" style:family="paragraph"/>
    <style:style style:name="P23" style:parent-style-name="ParágrafodaLista" style:list-style-name="LFO18" style:family="paragraph"/>
    <style:style style:name="P24" style:parent-style-name="ParágrafodaLista" style:list-style-name="LFO18" style:family="paragraph"/>
    <style:style style:name="P25" style:parent-style-name="ParágrafodaLista" style:family="paragraph">
      <style:paragraph-properties fo:margin-left="0.7416in">
        <style:tab-stops/>
      </style:paragraph-properties>
    </style:style>
    <style:style style:name="P26" style:parent-style-name="ParágrafodaLista" style:list-style-name="LFO22" style:family="paragraph">
      <style:text-properties fo:font-weight="bold" style:font-weight-asian="bold" style:font-weight-complex="bold"/>
    </style:style>
    <style:style style:name="P27" style:parent-style-name="ParágrafodaLista" style:list-style-name="LFO17" style:family="paragraph"/>
    <style:style style:name="P28" style:parent-style-name="ParágrafodaLista" style:list-style-name="LFO17" style:family="paragraph"/>
    <style:style style:name="P29" style:parent-style-name="ParágrafodaLista" style:list-style-name="LFO17" style:family="paragraph"/>
    <style:style style:name="P30" style:parent-style-name="ParágrafodaLista" style:list-style-name="LFO17" style:family="paragraph"/>
    <style:style style:name="P31" style:parent-style-name="ParágrafodaLista" style:list-style-name="LFO17" style:family="paragraph"/>
    <style:style style:name="P32" style:parent-style-name="Normal" style:family="paragraph">
      <style:paragraph-properties fo:break-before="page"/>
    </style:style>
    <style:style style:name="P33" style:parent-style-name="ParágrafodaLista" style:family="paragraph">
      <style:paragraph-properties fo:margin-left="0.75in">
        <style:tab-stops/>
      </style:paragraph-properties>
    </style:style>
    <style:style style:name="P34" style:parent-style-name="ParágrafodaLista" style:list-style-name="LFO22" style:family="paragraph">
      <style:text-properties fo:font-weight="bold" style:font-weight-asian="bold" style:font-weight-complex="bold"/>
    </style:style>
    <style:style style:name="P35" style:parent-style-name="ParágrafodaLista" style:list-style-name="LFO16" style:family="paragraph"/>
    <style:style style:name="P36" style:parent-style-name="ParágrafodaLista" style:list-style-name="LFO16" style:family="paragraph"/>
    <style:style style:name="P37" style:parent-style-name="ParágrafodaLista" style:list-style-name="LFO16" style:family="paragraph"/>
    <style:style style:name="P38" style:parent-style-name="ParágrafodaLista" style:list-style-name="LFO16" style:family="paragraph"/>
    <style:style style:name="P39" style:parent-style-name="ParágrafodaLista" style:list-style-name="LFO16" style:family="paragraph"/>
    <style:style style:name="P40" style:parent-style-name="ParágrafodaLista" style:family="paragraph">
      <style:paragraph-properties fo:margin-left="0.75in">
        <style:tab-stops/>
      </style:paragraph-properties>
    </style:style>
    <style:style style:name="P41" style:parent-style-name="ParágrafodaLista" style:list-style-name="LFO22" style:family="paragraph">
      <style:text-properties fo:font-weight="bold" style:font-weight-asian="bold" style:font-weight-complex="bold"/>
    </style:style>
    <style:style style:name="P42" style:parent-style-name="ParágrafodaLista" style:list-style-name="LFO15" style:family="paragraph"/>
    <style:style style:name="P43" style:parent-style-name="ParágrafodaLista" style:list-style-name="LFO15" style:family="paragraph"/>
    <style:style style:name="P44" style:parent-style-name="ParágrafodaLista" style:list-style-name="LFO15" style:family="paragraph"/>
    <style:style style:name="P45" style:parent-style-name="ParágrafodaLista" style:list-style-name="LFO15" style:family="paragraph"/>
    <style:style style:name="P46" style:parent-style-name="ParágrafodaLista" style:family="paragraph">
      <style:text-properties fo:font-weight="bold" style:font-weight-asian="bold" style:font-weight-complex="bold"/>
    </style:style>
    <style:style style:name="P47" style:parent-style-name="ParágrafodaLista" style:list-style-name="LFO22" style:family="paragraph">
      <style:text-properties fo:font-weight="bold" style:font-weight-asian="bold" style:font-weight-complex="bold"/>
    </style:style>
    <style:style style:name="P48" style:parent-style-name="ParágrafodaLista" style:list-style-name="LFO14" style:family="paragraph"/>
    <style:style style:name="P49" style:parent-style-name="ParágrafodaLista" style:list-style-name="LFO14" style:family="paragraph"/>
    <style:style style:name="P50" style:parent-style-name="ParágrafodaLista" style:list-style-name="LFO14" style:family="paragraph"/>
    <style:style style:name="P51" style:parent-style-name="ParágrafodaLista" style:list-style-name="LFO14" style:family="paragraph"/>
    <style:style style:name="P52" style:parent-style-name="ParágrafodaLista" style:family="paragraph">
      <style:text-properties fo:font-weight="bold" style:font-weight-asian="bold" style:font-weight-complex="bold"/>
    </style:style>
    <style:style style:name="P53" style:parent-style-name="ParágrafodaLista" style:list-style-name="LFO22" style:family="paragraph">
      <style:text-properties fo:font-weight="bold" style:font-weight-asian="bold" style:font-weight-complex="bold"/>
    </style:style>
    <style:style style:name="P54" style:parent-style-name="ParágrafodaLista" style:list-style-name="LFO13" style:family="paragraph"/>
    <style:style style:name="P55" style:parent-style-name="ParágrafodaLista" style:list-style-name="LFO13" style:family="paragraph"/>
    <style:style style:name="P56" style:parent-style-name="ParágrafodaLista" style:list-style-name="LFO13" style:family="paragraph"/>
    <style:style style:name="P57" style:parent-style-name="ParágrafodaLista" style:list-style-name="LFO13" style:family="paragraph"/>
    <style:style style:name="P58" style:parent-style-name="ParágrafodaLista" style:list-style-name="LFO13" style:family="paragraph"/>
    <style:style style:name="P59" style:parent-style-name="ParágrafodaLista" style:list-style-name="LFO13" style:family="paragraph"/>
    <style:style style:name="P60" style:parent-style-name="ParágrafodaLista" style:list-style-name="LFO13" style:family="paragraph"/>
    <style:style style:name="P61" style:parent-style-name="ParágrafodaLista" style:family="paragraph">
      <style:paragraph-properties fo:margin-left="0.75in">
        <style:tab-stops/>
      </style:paragraph-properties>
    </style:style>
    <style:style style:name="P62" style:parent-style-name="ParágrafodaLista" style:list-style-name="LFO22" style:family="paragraph">
      <style:text-properties fo:font-weight="bold" style:font-weight-asian="bold" style:font-weight-complex="bold"/>
    </style:style>
    <style:style style:name="P63" style:parent-style-name="ParágrafodaLista" style:list-style-name="LFO12" style:family="paragraph"/>
    <style:style style:name="P64" style:parent-style-name="ParágrafodaLista" style:list-style-name="LFO12" style:family="paragraph"/>
    <style:style style:name="P65" style:parent-style-name="ParágrafodaLista" style:list-style-name="LFO12" style:family="paragraph"/>
    <style:style style:name="P66" style:parent-style-name="ParágrafodaLista" style:list-style-name="LFO12" style:family="paragraph"/>
    <style:style style:name="P67" style:parent-style-name="ParágrafodaLista" style:list-style-name="LFO12" style:family="paragraph"/>
    <style:style style:name="P68" style:parent-style-name="ParágrafodaLista" style:family="paragraph">
      <style:text-properties fo:font-weight="bold" style:font-weight-asian="bold" style:font-weight-complex="bold"/>
    </style:style>
    <style:style style:name="P69" style:parent-style-name="ParágrafodaLista" style:list-style-name="LFO22" style:family="paragraph">
      <style:text-properties fo:font-weight="bold" style:font-weight-asian="bold" style:font-weight-complex="bold"/>
    </style:style>
    <style:style style:name="P70" style:parent-style-name="ParágrafodaLista" style:list-style-name="LFO11" style:family="paragraph"/>
    <style:style style:name="P71" style:parent-style-name="ParágrafodaLista" style:list-style-name="LFO11" style:family="paragraph"/>
    <style:style style:name="P72" style:parent-style-name="ParágrafodaLista" style:list-style-name="LFO11" style:family="paragraph"/>
    <style:style style:name="P73" style:parent-style-name="ParágrafodaLista" style:list-style-name="LFO11" style:family="paragraph"/>
    <style:style style:name="P74" style:parent-style-name="ParágrafodaLista" style:family="paragraph">
      <style:paragraph-properties fo:margin-left="0.75in">
        <style:tab-stops/>
      </style:paragraph-properties>
    </style:style>
    <style:style style:name="T75" style:parent-style-name="Fonteparág.padrão" style:family="text">
      <style:text-properties fo:font-weight="bold" style:font-weight-asian="bold" style:font-weight-complex="bold"/>
    </style:style>
    <style:style style:name="P76" style:parent-style-name="Normal" style:family="paragraph">
      <style:text-properties fo:font-weight="bold" style:font-weight-asian="bold" style:font-weight-complex="bold"/>
    </style:style>
    <style:style style:name="P77" style:parent-style-name="ParágrafodaLista" style:list-style-name="LFO10" style:family="paragraph"/>
    <style:style style:name="P78" style:parent-style-name="ParágrafodaLista" style:list-style-name="LFO10" style:family="paragraph"/>
    <style:style style:name="P79" style:parent-style-name="ParágrafodaLista" style:list-style-name="LFO10" style:family="paragraph"/>
    <style:style style:name="P80" style:parent-style-name="ParágrafodaLista" style:list-style-name="LFO10" style:family="paragraph"/>
    <style:style style:name="P81" style:parent-style-name="ParágrafodaLista" style:list-style-name="LFO10" style:family="paragraph"/>
    <style:style style:name="P82" style:parent-style-name="ParágrafodaLista" style:list-style-name="LFO10" style:family="paragraph"/>
    <style:style style:name="P83" style:parent-style-name="ParágrafodaLista" style:list-style-name="LFO10" style:family="paragraph"/>
    <style:style style:name="P84" style:parent-style-name="ParágrafodaLista" style:list-style-name="LFO10" style:family="paragraph"/>
    <style:style style:name="P85" style:parent-style-name="ParágrafodaLista" style:list-style-name="LFO25" style:family="paragraph">
      <style:text-properties fo:font-weight="bold" style:font-weight-asian="bold" style:font-weight-complex="bold"/>
    </style:style>
    <style:style style:name="P86" style:parent-style-name="ParágrafodaLista" style:list-style-name="LFO9" style:family="paragraph"/>
    <style:style style:name="P87" style:parent-style-name="ParágrafodaLista" style:list-style-name="LFO9" style:family="paragraph"/>
    <style:style style:name="P88" style:parent-style-name="ParágrafodaLista" style:list-style-name="LFO9" style:family="paragraph"/>
    <style:style style:name="P89" style:parent-style-name="ParágrafodaLista" style:list-style-name="LFO9" style:family="paragraph"/>
    <style:style style:name="P90" style:parent-style-name="ParágrafodaLista" style:family="paragraph">
      <style:paragraph-properties fo:margin-left="0.7416in">
        <style:tab-stops/>
      </style:paragraph-properties>
    </style:style>
    <style:style style:name="P91" style:parent-style-name="ParágrafodaLista" style:list-style-name="LFO25" style:family="paragraph"/>
    <style:style style:name="T92" style:parent-style-name="Fonteparág.padrão" style:family="text">
      <style:text-properties fo:font-weight="bold" style:font-weight-asian="bold" style:font-weight-complex="bold"/>
    </style:style>
    <style:style style:name="T93" style:parent-style-name="Fonteparág.padrão" style:family="text">
      <style:text-properties fo:font-weight="bold" style:font-weight-asian="bold" style:font-weight-complex="bold"/>
    </style:style>
    <style:style style:name="T94" style:parent-style-name="Fonteparág.padrão" style:family="text">
      <style:text-properties fo:font-weight="bold" style:font-weight-asian="bold" style:font-weight-complex="bold"/>
    </style:style>
    <style:style style:name="T95" style:parent-style-name="Fonteparág.padrão" style:family="text">
      <style:text-properties fo:font-weight="bold" style:font-weight-asian="bold" style:font-weight-complex="bold"/>
    </style:style>
    <style:style style:name="P96" style:parent-style-name="ParágrafodaLista" style:list-style-name="LFO8" style:family="paragraph"/>
    <style:style style:name="P97" style:parent-style-name="ParágrafodaLista" style:list-style-name="LFO8" style:family="paragraph"/>
    <style:style style:name="P98" style:parent-style-name="ParágrafodaLista" style:list-style-name="LFO8" style:family="paragraph"/>
    <style:style style:name="P99" style:parent-style-name="ParágrafodaLista" style:list-style-name="LFO8" style:family="paragraph"/>
    <style:style style:name="P100" style:parent-style-name="ParágrafodaLista" style:family="paragraph">
      <style:paragraph-properties fo:margin-left="0.7416in">
        <style:tab-stops/>
      </style:paragraph-properties>
    </style:style>
    <style:style style:name="P101" style:parent-style-name="ParágrafodaLista" style:list-style-name="LFO25" style:family="paragraph">
      <style:text-properties fo:font-weight="bold" style:font-weight-asian="bold" style:font-weight-complex="bold"/>
    </style:style>
    <style:style style:name="P102" style:parent-style-name="ParágrafodaLista" style:list-style-name="LFO6" style:family="paragraph"/>
    <style:style style:name="P103" style:parent-style-name="ParágrafodaLista" style:list-style-name="LFO6" style:family="paragraph"/>
    <style:style style:name="P104" style:parent-style-name="ParágrafodaLista" style:list-style-name="LFO6" style:family="paragraph"/>
    <style:style style:name="P105" style:parent-style-name="ParágrafodaLista" style:list-style-name="LFO6" style:family="paragraph"/>
    <style:style style:name="P106" style:parent-style-name="ParágrafodaLista" style:list-style-name="LFO6" style:family="paragraph"/>
    <style:style style:name="P107" style:parent-style-name="ParágrafodaLista" style:list-style-name="LFO6" style:family="paragraph"/>
    <style:style style:name="P108" style:parent-style-name="Normal" style:family="paragraph">
      <style:paragraph-properties fo:break-before="page"/>
    </style:style>
    <style:style style:name="P109" style:parent-style-name="ParágrafodaLista" style:list-style-name="LFO25" style:family="paragraph">
      <style:text-properties fo:font-weight="bold" style:font-weight-asian="bold" style:font-weight-complex="bold"/>
    </style:style>
    <style:style style:name="P110" style:parent-style-name="ParágrafodaLista" style:list-style-name="LFO5" style:family="paragraph"/>
    <style:style style:name="P111" style:parent-style-name="ParágrafodaLista" style:list-style-name="LFO5" style:family="paragraph"/>
    <style:style style:name="P112" style:parent-style-name="ParágrafodaLista" style:list-style-name="LFO5" style:family="paragraph"/>
    <style:style style:name="P113" style:parent-style-name="ParágrafodaLista" style:list-style-name="LFO5" style:family="paragraph"/>
    <style:style style:name="P114" style:parent-style-name="ParágrafodaLista" style:list-style-name="LFO5" style:family="paragraph"/>
    <style:style style:name="P115" style:parent-style-name="ParágrafodaLista" style:family="paragraph">
      <style:paragraph-properties fo:margin-left="1in">
        <style:tab-stops/>
      </style:paragraph-properties>
    </style:style>
    <style:style style:name="P116" style:parent-style-name="ParágrafodaLista" style:list-style-name="LFO25" style:family="paragraph"/>
    <style:style style:name="T117" style:parent-style-name="Fonteparág.padrão" style:family="text">
      <style:text-properties style:font-name="Aptos" style:font-name-asian="Aptos" style:font-name-complex="Aptos" fo:font-weight="bold" style:font-weight-asian="bold" style:font-weight-complex="bold" fo:color="#000000"/>
    </style:style>
    <style:style style:name="T118" style:parent-style-name="Fonteparág.padrão" style:family="text">
      <style:text-properties fo:font-weight="bold" style:font-weight-asian="bold" style:font-weight-complex="bold"/>
    </style:style>
    <style:style style:name="T119" style:parent-style-name="Fonteparág.padrão" style:family="text">
      <style:text-properties fo:font-weight="bold" style:font-weight-asian="bold" style:font-weight-complex="bold"/>
    </style:style>
    <style:style style:name="T120" style:parent-style-name="Fonteparág.padrão" style:family="text">
      <style:text-properties fo:font-weight="bold" style:font-weight-asian="bold" style:font-weight-complex="bold"/>
    </style:style>
    <style:style style:name="T121" style:parent-style-name="Fonteparág.padrão" style:family="text">
      <style:text-properties fo:font-weight="bold" style:font-weight-asian="bold" style:font-weight-complex="bold"/>
    </style:style>
    <style:style style:name="P122" style:parent-style-name="ParágrafodaLista" style:list-style-name="LFO4" style:family="paragraph"/>
    <style:style style:name="P123" style:parent-style-name="ParágrafodaLista" style:list-style-name="LFO4" style:family="paragraph"/>
    <style:style style:name="P124" style:parent-style-name="ParágrafodaLista" style:list-style-name="LFO4" style:family="paragraph"/>
    <style:style style:name="P125" style:parent-style-name="ParágrafodaLista" style:list-style-name="LFO4" style:family="paragraph"/>
    <style:style style:name="P126" style:parent-style-name="ParágrafodaLista" style:family="paragraph">
      <style:paragraph-properties fo:margin-left="1in">
        <style:tab-stops/>
      </style:paragraph-properties>
    </style:style>
    <style:style style:name="P127" style:parent-style-name="ParágrafodaLista" style:list-style-name="LFO25" style:family="paragraph"/>
    <style:style style:name="T128" style:parent-style-name="Fonteparág.padrão" style:family="text">
      <style:text-properties style:font-name="Aptos" style:font-name-asian="Aptos" style:font-name-complex="Aptos" fo:font-weight="bold" style:font-weight-asian="bold" style:font-weight-complex="bold" fo:color="#000000"/>
    </style:style>
    <style:style style:name="T129" style:parent-style-name="Fonteparág.padrão" style:family="text">
      <style:text-properties fo:font-weight="bold" style:font-weight-asian="bold" style:font-weight-complex="bold"/>
    </style:style>
    <style:style style:name="T130" style:parent-style-name="Fonteparág.padrão" style:family="text">
      <style:text-properties fo:font-weight="bold" style:font-weight-asian="bold" style:font-weight-complex="bold"/>
    </style:style>
    <style:style style:name="T131" style:parent-style-name="Fonteparág.padrão" style:family="text">
      <style:text-properties fo:font-weight="bold" style:font-weight-asian="bold" style:font-weight-complex="bold"/>
    </style:style>
    <style:style style:name="T132" style:parent-style-name="Fonteparág.padrão" style:family="text">
      <style:text-properties fo:font-weight="bold" style:font-weight-asian="bold" style:font-weight-complex="bold"/>
    </style:style>
    <style:style style:name="T133" style:parent-style-name="Fonteparág.padrão" style:family="text">
      <style:text-properties fo:font-weight="bold" style:font-weight-asian="bold" style:font-weight-complex="bold"/>
    </style:style>
    <style:style style:name="T134" style:parent-style-name="Fonteparág.padrão" style:family="text">
      <style:text-properties fo:font-weight="bold" style:font-weight-asian="bold" style:font-weight-complex="bold"/>
    </style:style>
    <style:style style:name="P135" style:parent-style-name="ParágrafodaLista" style:list-style-name="LFO3" style:family="paragraph"/>
    <style:style style:name="P136" style:parent-style-name="ParágrafodaLista" style:list-style-name="LFO3" style:family="paragraph"/>
    <style:style style:name="P137" style:parent-style-name="ParágrafodaLista" style:list-style-name="LFO3" style:family="paragraph"/>
    <style:style style:name="P138" style:parent-style-name="ParágrafodaLista" style:list-style-name="LFO3" style:family="paragraph"/>
    <style:style style:name="P139" style:parent-style-name="ParágrafodaLista" style:family="paragraph">
      <style:paragraph-properties fo:margin-left="0.9916in">
        <style:tab-stops/>
      </style:paragraph-properties>
    </style:style>
    <style:style style:name="P140" style:parent-style-name="ParágrafodaLista" style:list-style-name="LFO25" style:family="paragraph"/>
    <style:style style:name="T141" style:parent-style-name="Fonteparág.padrão" style:family="text">
      <style:text-properties fo:font-weight="bold" style:font-weight-asian="bold" style:font-weight-complex="bold"/>
    </style:style>
    <style:style style:name="T142" style:parent-style-name="Fonteparág.padrão" style:family="text">
      <style:text-properties style:font-name="Aptos" style:font-name-asian="Aptos" style:font-name-complex="Aptos" fo:font-weight="bold" style:font-weight-asian="bold" style:font-weight-complex="bold" fo:color="#000000"/>
    </style:style>
    <style:style style:name="T143" style:parent-style-name="Fonteparág.padrão" style:family="text">
      <style:text-properties fo:font-weight="bold" style:font-weight-asian="bold" style:font-weight-complex="bold"/>
    </style:style>
    <style:style style:name="T144" style:parent-style-name="Fonteparág.padrão" style:family="text">
      <style:text-properties fo:font-weight="bold" style:font-weight-asian="bold" style:font-weight-complex="bold"/>
    </style:style>
    <style:style style:name="T145" style:parent-style-name="Fonteparág.padrão" style:family="text">
      <style:text-properties fo:font-weight="bold" style:font-weight-asian="bold" style:font-weight-complex="bold"/>
    </style:style>
    <style:style style:name="T146" style:parent-style-name="Fonteparág.padrão" style:family="text">
      <style:text-properties fo:font-weight="bold" style:font-weight-asian="bold" style:font-weight-complex="bold"/>
    </style:style>
    <style:style style:name="T147" style:parent-style-name="Fonteparág.padrão" style:family="text">
      <style:text-properties fo:font-weight="bold" style:font-weight-asian="bold" style:font-weight-complex="bold"/>
    </style:style>
    <style:style style:name="P148" style:parent-style-name="ParágrafodaLista" style:list-style-name="LFO2" style:family="paragraph"/>
    <style:style style:name="P149" style:parent-style-name="ParágrafodaLista" style:list-style-name="LFO2" style:family="paragraph"/>
    <style:style style:name="P150" style:parent-style-name="ParágrafodaLista" style:list-style-name="LFO2" style:family="paragraph"/>
    <style:style style:name="P151" style:parent-style-name="ParágrafodaLista" style:list-style-name="LFO2" style:family="paragraph"/>
    <style:style style:name="P152" style:parent-style-name="ParágrafodaLista" style:list-style-name="LFO2" style:family="paragraph"/>
    <style:style style:name="P153" style:parent-style-name="ParágrafodaLista" style:list-style-name="LFO2" style:family="paragraph"/>
    <style:style style:name="P154" style:parent-style-name="ParágrafodaLista" style:family="paragraph">
      <style:paragraph-properties fo:margin-left="0.9916in">
        <style:tab-stops/>
      </style:paragraph-properties>
    </style:style>
    <style:style style:name="P155" style:parent-style-name="ParágrafodaLista" style:list-style-name="LFO25" style:family="paragraph"/>
    <style:style style:name="T156" style:parent-style-name="Fonteparág.padrão" style:family="text">
      <style:text-properties style:font-name="Aptos" style:font-name-asian="Aptos" style:font-name-complex="Aptos" fo:font-weight="bold" style:font-weight-asian="bold" style:font-weight-complex="bold" fo:color="#000000"/>
    </style:style>
    <style:style style:name="T157" style:parent-style-name="Fonteparág.padrão" style:family="text">
      <style:text-properties fo:font-weight="bold" style:font-weight-asian="bold" style:font-weight-complex="bold"/>
    </style:style>
    <style:style style:name="T158" style:parent-style-name="Fonteparág.padrão" style:family="text">
      <style:text-properties fo:font-weight="bold" style:font-weight-asian="bold" style:font-weight-complex="bold"/>
    </style:style>
    <style:style style:name="T159" style:parent-style-name="Fonteparág.padrão" style:family="text">
      <style:text-properties fo:font-weight="bold" style:font-weight-asian="bold" style:font-weight-complex="bold"/>
    </style:style>
    <style:style style:name="T160" style:parent-style-name="Fonteparág.padrão" style:family="text">
      <style:text-properties fo:font-weight="bold" style:font-weight-asian="bold" style:font-weight-complex="bold"/>
    </style:style>
    <style:style style:name="T161" style:parent-style-name="Fonteparág.padrão" style:family="text">
      <style:text-properties fo:font-weight="bold" style:font-weight-asian="bold" style:font-weight-complex="bold"/>
    </style:style>
    <style:style style:name="T162" style:parent-style-name="Fonteparág.padrão" style:family="text">
      <style:text-properties fo:font-weight="bold" style:font-weight-asian="bold" style:font-weight-complex="bold"/>
    </style:style>
    <style:style style:name="T163" style:parent-style-name="Fonteparág.padrão" style:family="text">
      <style:text-properties fo:font-weight="bold" style:font-weight-asian="bold" style:font-weight-complex="bold"/>
    </style:style>
    <style:style style:name="T164" style:parent-style-name="Fonteparág.padrão" style:family="text">
      <style:text-properties fo:font-weight="bold" style:font-weight-asian="bold" style:font-weight-complex="bold"/>
    </style:style>
    <style:style style:name="T165" style:parent-style-name="Fonteparág.padrão" style:family="text">
      <style:text-properties fo:font-weight="bold" style:font-weight-asian="bold" style:font-weight-complex="bold"/>
    </style:style>
    <style:style style:name="P166" style:parent-style-name="ParágrafodaLista" style:list-style-name="LFO1" style:family="paragraph"/>
    <style:style style:name="P167" style:parent-style-name="ParágrafodaLista" style:list-style-name="LFO1" style:family="paragraph"/>
    <style:style style:name="P168" style:parent-style-name="ParágrafodaLista" style:list-style-name="LFO1" style:family="paragraph"/>
    <style:style style:name="P169" style:parent-style-name="ParágrafodaLista" style:list-style-name="LFO1" style:family="paragraph"/>
    <style:style style:name="P170" style:parent-style-name="ParágrafodaLista" style:list-style-name="LFO1" style:family="paragraph"/>
  </office:automatic-styles>
  <office:body>
    <office:text text:use-soft-page-breaks="true">
      <text:p text:style-name="P1">MRP I</text:p>
      <text:p text:style-name="P2"><text:span text:style-name="T3">Sistema MRP-I Cadastros</text:span>: produtos, insumos, lista de materiais, entrada / saída de insumos, clientes, fornecedores, saída de produtos (vendas) Saída de insumo = destino à produção,<text:s/>entrada de insumo = compra de insumo,<text:s/>acompanhamento da produção,<text:s/>controle do custo dos insumos,<text:s/>formação do custo do produto Previsão do valor de venda.</text:p>
      <text:p text:style-name="P4"/>
      <text:p text:style-name="P5">Quais entidades<text:s/>precisa?</text:p>
      <text:list text:style-name="LFO20" text:continue-numbering="true">
        <text:list-item>
          <text:p text:style-name="P6">Produto</text:p>
        </text:list-item>
        <text:list-item>
          <text:p text:style-name="P7">Insumo</text:p>
        </text:list-item>
        <text:list-item>
          <text:p text:style-name="P8">Entrada do Insumo</text:p>
        </text:list-item>
        <text:list-item>
          <text:p text:style-name="P9">Saída do Insumo</text:p>
        </text:list-item>
        <text:list-item>
          <text:p text:style-name="P10">Fornecedor</text:p>
        </text:list-item>
        <text:list-item>
          <text:p text:style-name="P11">Cliente</text:p>
        </text:list-item>
        <text:list-item>
          <text:p text:style-name="P12">Venda</text:p>
        </text:list-item>
        <text:list-item>
          <text:p text:style-name="P13">Produção (Data início e fim)</text:p>
        </text:list-item>
        <text:list-item>
          <text:p text:style-name="P14">Lista de materiais</text:p>
        </text:list-item>
      </text:list>
      <text:p text:style-name="P15"/>
      <text:list text:style-name="LFO22" text:continue-numbering="true">
        <text:list-item>
          <text:p text:style-name="P16">Na entidade<text:s/>produto,<text:s/>quais atributos<text:s/>precisa?</text:p>
        </text:list-item>
      </text:list>
      <text:list text:style-name="LFO19" text:continue-numbering="true">
        <text:list-item>
          <text:p text:style-name="P17">ID do produto</text:p>
        </text:list-item>
        <text:list-item>
          <text:p text:style-name="P18">Nome do produto</text:p>
        </text:list-item>
        <text:list-item>
          <text:p text:style-name="P19">Custo do produto</text:p>
        </text:list-item>
      </text:list>
      <text:p text:style-name="P20"/>
      <text:list text:style-name="LFO22" text:continue-numbering="true">
        <text:list-item>
          <text:p text:style-name="P21">Na entidade<text:s/><text:s/>Insumo,<text:s/>quais atributos<text:s/>precisa?</text:p>
        </text:list-item>
      </text:list>
      <text:list text:style-name="LFO18" text:continue-numbering="true">
        <text:list-item>
          <text:p text:style-name="P22">ID do Insumo</text:p>
        </text:list-item>
        <text:list-item>
          <text:p text:style-name="P23">Nome do Insumo</text:p>
        </text:list-item>
        <text:list-item>
          <text:p text:style-name="P24">Custo unitário do Insumo</text:p>
        </text:list-item>
      </text:list>
      <text:p text:style-name="P25"/>
      <text:list text:style-name="LFO22" text:continue-numbering="true">
        <text:list-item>
          <text:p text:style-name="P26">Na entidade<text:s/><text:s/>Entrada do Insumo, quais<text:s/>atributos<text:s/>precisa? <text:s/></text:p>
        </text:list-item>
      </text:list>
      <text:list text:style-name="LFO17" text:continue-numbering="true">
        <text:list-item>
          <text:p text:style-name="P27">ID da entrada</text:p>
        </text:list-item>
        <text:list-item>
          <text:p text:style-name="P28">ID do insumo (FK)</text:p>
        </text:list-item>
        <text:list-item>
          <text:p text:style-name="P29">Quantidade que entrou</text:p>
        </text:list-item>
        <text:list-item>
          <text:p text:style-name="P30">A data que entrou</text:p>
        </text:list-item>
        <text:list-item>
          <text:p text:style-name="P31">Qual o fornecedor</text:p>
        </text:list-item>
      </text:list>
      <text:p text:style-name="P32"/>
      <text:p text:style-name="P33"/>
      <text:list text:style-name="LFO22" text:continue-numbering="true">
        <text:list-item>
          <text:p text:style-name="P34">Na entidade<text:s/>Saída do Insumo, quais atributos<text:s/>precisa?</text:p>
        </text:list-item>
      </text:list>
      <text:list text:style-name="LFO16" text:continue-numbering="true">
        <text:list-item>
          <text:p text:style-name="P35">ID da saída</text:p>
        </text:list-item>
        <text:list-item>
          <text:p text:style-name="P36">ID do insumo (FK)</text:p>
        </text:list-item>
        <text:list-item>
          <text:p text:style-name="P37">Quantidade que saiu</text:p>
        </text:list-item>
        <text:list-item>
          <text:p text:style-name="P38">A data que saiu</text:p>
        </text:list-item>
        <text:list-item>
          <text:p text:style-name="P39">Qual setor ou produção que saiu</text:p>
        </text:list-item>
      </text:list>
      <text:p text:style-name="P40"/>
      <text:list text:style-name="LFO22" text:continue-numbering="true">
        <text:list-item>
          <text:p text:style-name="P41">Na entidade<text:s/>fornecedor, quais atributos<text:s/>precisa?</text:p>
        </text:list-item>
      </text:list>
      <text:list text:style-name="LFO15" text:continue-numbering="true">
        <text:list-item>
          <text:p text:style-name="P42">ID do fornecedor</text:p>
        </text:list-item>
        <text:list-item>
          <text:p text:style-name="P43">Nome do fornecedor</text:p>
        </text:list-item>
        <text:list-item>
          <text:p text:style-name="P44">Contato do fornecedor</text:p>
        </text:list-item>
        <text:list-item>
          <text:p text:style-name="P45">Endereço do fornecedor</text:p>
        </text:list-item>
      </text:list>
      <text:p text:style-name="P46"/>
      <text:list text:style-name="LFO22" text:continue-numbering="true">
        <text:list-item>
          <text:p text:style-name="P47">Na entidade<text:s/><text:s/>cliente,<text:s/>quais atributos<text:s/>precisa?</text:p>
        </text:list-item>
      </text:list>
      <text:list text:style-name="LFO14" text:continue-numbering="true">
        <text:list-item>
          <text:p text:style-name="P48">D do cliente</text:p>
        </text:list-item>
        <text:list-item>
          <text:p text:style-name="P49">Nome do cliente</text:p>
        </text:list-item>
        <text:list-item>
          <text:p text:style-name="P50">Contato do cliente</text:p>
        </text:list-item>
        <text:list-item>
          <text:p text:style-name="P51">Endereço do cliente</text:p>
        </text:list-item>
      </text:list>
      <text:p text:style-name="P52"/>
      <text:list text:style-name="LFO22" text:continue-numbering="true">
        <text:list-item>
          <text:p text:style-name="P53">Na entidade<text:s/>venda,<text:s/>quais atributos<text:s/>precisa?</text:p>
        </text:list-item>
      </text:list>
      <text:list text:style-name="LFO13" text:continue-numbering="true">
        <text:list-item>
          <text:p text:style-name="P54">ID da venda</text:p>
        </text:list-item>
        <text:list-item>
          <text:p text:style-name="P55">Nome do produto que está vendendo (ID do produto)</text:p>
        </text:list-item>
        <text:list-item>
          <text:p text:style-name="P56">Qual cliente está comprando (ID do cliente)</text:p>
        </text:list-item>
        <text:list-item>
          <text:p text:style-name="P57">Quantidade que está comprando</text:p>
        </text:list-item>
        <text:list-item>
          <text:p text:style-name="P58">Data solicitada para a venda</text:p>
        </text:list-item>
        <text:list-item>
          <text:p text:style-name="P59">Data de fim da entrega</text:p>
        </text:list-item>
        <text:list-item>
          <text:p text:style-name="P60">Estado do pedido se ele está entregue ou não</text:p>
        </text:list-item>
      </text:list>
      <text:p text:style-name="P61"/>
      <text:list text:style-name="LFO22" text:continue-numbering="true">
        <text:list-item>
          <text:p text:style-name="P62">Na entidade<text:s/>Produção, qual a<text:s/>atributos precisa?</text:p>
        </text:list-item>
      </text:list>
      <text:list text:style-name="LFO12" text:continue-numbering="true">
        <text:list-item>
          <text:p text:style-name="P63">ID da produção</text:p>
        </text:list-item>
        <text:list-item>
          <text:p text:style-name="P64">Qual produto está produzindo (ID do produto</text:p>
        </text:list-item>
        <text:list-item>
          <text:p text:style-name="P65">Quantidade que está produzindo<text:s/></text:p>
        </text:list-item>
        <text:list-item>
          <text:p text:style-name="P66">Data início da produção<text:s/></text:p>
        </text:list-item>
        <text:list-item>
          <text:p text:style-name="P67">Data final da produção</text:p>
        </text:list-item>
      </text:list>
      <text:p text:style-name="P68"/>
      <text:list text:style-name="LFO22" text:continue-numbering="true">
        <text:list-item>
          <text:p text:style-name="P69">Na entidade<text:s/>lista de materiais, qual a<text:s/>atributos<text:s/>precisa?</text:p>
        </text:list-item>
      </text:list>
      <text:list text:style-name="LFO11" text:continue-numbering="true">
        <text:list-item>
          <text:p text:style-name="P70">ID da Lista</text:p>
        </text:list-item>
        <text:list-item>
          <text:p text:style-name="P71">Qual produto (ID do produto)</text:p>
        </text:list-item>
        <text:list-item>
          <text:p text:style-name="P72">Qual insumo vai usar (ID do insumo)</text:p>
        </text:list-item>
        <text:list-item>
          <text:p text:style-name="P73">Quantidade de uso</text:p>
        </text:list-item>
      </text:list>
      <text:p text:style-name="P74"/>
      <text:p text:style-name="Normal"/>
      <text:p text:style-name="Normal">MRP II</text:p>
      <text:p text:style-name="Normal"><text:span text:style-name="T75">Sistema MRP-II<text:s/></text:span>Cadastros:<text:s/>máquinas, funcionários, tempo máquina por peça, tempo funcionário por peça,<text:s/>controle do custo das máquinas,<text:s/>controle do custo dos funcionários (mão de obra),<text:s/>relatório de lucratividade de funcionário / máquina,<text:s/>tempo médio de produção por peça,<text:s/>tempo de manutenção de máquina.</text:p>
      <text:p text:style-name="P76">Quais<text:s/>as entidades<text:s/>precisam?</text:p>
      <text:list text:style-name="LFO10" text:continue-numbering="true">
        <text:list-item>
          <text:p text:style-name="P77">Máquina</text:p>
        </text:list-item>
        <text:list-item>
          <text:p text:style-name="P78">Funcionário</text:p>
        </text:list-item>
        <text:list-item>
          <text:p text:style-name="P79">Tempo<text:s/>de<text:s/>Produção</text:p>
        </text:list-item>
        <text:list-item>
          <text:p text:style-name="P80">Custo de<text:s/>Máquina</text:p>
        </text:list-item>
        <text:list-item>
          <text:p text:style-name="P81">Custo de funcionário</text:p>
        </text:list-item>
        <text:list-item>
          <text:p text:style-name="P82">Custo de insumo</text:p>
        </text:list-item>
        <text:list-item>
          <text:p text:style-name="P83">Custo de produto</text:p>
        </text:list-item>
        <text:list-item>
          <text:p text:style-name="P84">Lucratividade<text:s/>de funcionário e máquina</text:p>
        </text:list-item>
      </text:list>
      <text:p text:style-name="Normal"/>
      <text:list text:style-name="LFO25" text:continue-numbering="true">
        <text:list-item>
          <text:p text:style-name="P85">Na<text:s/>entidade<text:s/>máquina,<text:s/>quais os atributos precisam?</text:p>
        </text:list-item>
      </text:list>
      <text:list text:style-name="LFO9" text:continue-numbering="true">
        <text:list-item>
          <text:p text:style-name="P86">ID da máquina</text:p>
        </text:list-item>
        <text:list-item>
          <text:p text:style-name="P87">Nome da máquina</text:p>
        </text:list-item>
        <text:list-item>
          <text:p text:style-name="P88">Custo<text:s/>por hora</text:p>
        </text:list-item>
        <text:list-item>
          <text:p text:style-name="P89">previsão de manutenção (tempo)</text:p>
        </text:list-item>
      </text:list>
      <text:p text:style-name="P90"/>
      <text:list text:style-name="LFO25" text:continue-numbering="true">
        <text:list-item>
          <text:p text:style-name="P91"><text:span text:style-name="T92">Na<text:s/></text:span><text:span text:style-name="T93">entidade<text:s/></text:span><text:span text:style-name="T94">funcionário,<text:s/></text:span><text:span text:style-name="T95">quais os atributos precisam?</text:span></text:p>
        </text:list-item>
      </text:list>
      <text:list text:style-name="LFO8" text:continue-numbering="true">
        <text:list-item>
          <text:p text:style-name="P96">ID do funcionário</text:p>
        </text:list-item>
        <text:list-item>
          <text:p text:style-name="P97">Nome do funcionário</text:p>
        </text:list-item>
        <text:list-item>
          <text:p text:style-name="P98">Cargo do funcionário</text:p>
        </text:list-item>
        <text:list-item>
          <text:p text:style-name="P99">Salário</text:p>
        </text:list-item>
      </text:list>
      <text:p text:style-name="P100"/>
      <text:list text:style-name="LFO25" text:continue-numbering="true">
        <text:list-item>
          <text:p text:style-name="P101">Na entidade<text:s/>Tempo de Produção,<text:s/>quais os atributos precisam?</text:p>
        </text:list-item>
      </text:list>
      <text:list text:style-name="LFO6" text:continue-numbering="true">
        <text:list-item>
          <text:p text:style-name="P102">ID do tempo de produção<text:s/></text:p>
        </text:list-item>
        <text:list-item>
          <text:p text:style-name="P103">Qual<text:s/>o produto (ID do produto)</text:p>
        </text:list-item>
        <text:list-item>
          <text:p text:style-name="P104">Qual a máquina utilizada (ID da máquina</text:p>
        </text:list-item>
        <text:list-item>
          <text:p text:style-name="P105">Quem pertence nessa linha de produção (ID<text:s/>do funcionário</text:p>
        </text:list-item>
        <text:list-item>
          <text:p text:style-name="P106">Quanto tempo<text:s/>a máquina<text:s/>funciona</text:p>
        </text:list-item>
        <text:list-item>
          <text:p text:style-name="P107">Quanto tempo o<text:s/>funcionário trabalha nesse tempo</text:p>
        </text:list-item>
      </text:list>
      <text:p text:style-name="P108"/>
      <text:p text:style-name="ParágrafodaLista"/>
      <text:list text:style-name="LFO25" text:continue-numbering="true">
        <text:list-item>
          <text:p text:style-name="P109">Na entidade<text:s/>custo de máquina,<text:s/>quais os atributos precisam?</text:p>
        </text:list-item>
      </text:list>
      <text:list text:style-name="LFO5" text:continue-numbering="true">
        <text:list-item>
          <text:p text:style-name="P110">ID do custo por máquina</text:p>
        </text:list-item>
        <text:list-item>
          <text:p text:style-name="P111">Qual máquina (ID da máquina)</text:p>
        </text:list-item>
        <text:list-item>
          <text:p text:style-name="P112">Data para quando foi usado a máquina</text:p>
        </text:list-item>
        <text:list-item>
          <text:p text:style-name="P113">Quantas horas foi utilizada</text:p>
        </text:list-item>
        <text:list-item>
          <text:p text:style-name="P114">Custo total da máquina</text:p>
        </text:list-item>
      </text:list>
      <text:p text:style-name="P115"/>
      <text:list text:style-name="LFO25" text:continue-numbering="true">
        <text:list-item>
          <text:p text:style-name="P116"><text:span text:style-name="T117">Na entidade</text:span><text:s/><text:span text:style-name="T118">custo de funcio</text:span><text:span text:style-name="T119">nário</text:span><text:span text:style-name="T120">,<text:s/></text:span><text:span text:style-name="T121">quais os atributos precisam?</text:span></text:p>
        </text:list-item>
      </text:list>
      <text:list text:style-name="LFO4" text:continue-numbering="true">
        <text:list-item>
          <text:p text:style-name="P122">ID do custo do funcionário</text:p>
        </text:list-item>
        <text:list-item>
          <text:p text:style-name="P123">Qual funcionário (ID do<text:s/>atributo<text:s/>funcionário)</text:p>
        </text:list-item>
        <text:list-item>
          <text:p text:style-name="P124">Datas trabalhadas</text:p>
        </text:list-item>
        <text:list-item>
          <text:p text:style-name="P125">Custo total do funcionário</text:p>
        </text:list-item>
      </text:list>
      <text:p text:style-name="P126"/>
      <text:list text:style-name="LFO25" text:continue-numbering="true">
        <text:list-item>
          <text:p text:style-name="P127"><text:span text:style-name="T128">Na entidade</text:span><text:span text:style-name="T129"><text:s/></text:span><text:span text:style-name="T130">Custo de insumo,<text:s/></text:span><text:span text:style-name="T131">quais os atributos</text:span><text:span text:style-name="T132"><text:s/></text:span><text:span text:style-name="T133">precisam</text:span><text:span text:style-name="T134">?</text:span></text:p>
        </text:list-item>
      </text:list>
      <text:list text:style-name="LFO3" text:continue-numbering="true">
        <text:list-item>
          <text:p text:style-name="P135">ID do custo de insumo</text:p>
        </text:list-item>
        <text:list-item>
          <text:p text:style-name="P136">Qual<text:s/>insumo (ID do atributo Insumo)<text:s/></text:p>
        </text:list-item>
        <text:list-item>
          <text:p text:style-name="P137">Quantidade utilizada<text:s/></text:p>
        </text:list-item>
        <text:list-item>
          <text:p text:style-name="P138">Custo total</text:p>
        </text:list-item>
      </text:list>
      <text:p text:style-name="P139"/>
      <text:list text:style-name="LFO25" text:continue-numbering="true">
        <text:list-item>
          <text:p text:style-name="P140"><text:span text:style-name="T141"><text:s/></text:span><text:span text:style-name="T142">Na entidade</text:span><text:span text:style-name="T143"><text:s/></text:span><text:span text:style-name="T144">Custo de produto,<text:s/></text:span><text:span text:style-name="T145">quais os atributos<text:s/></text:span><text:span text:style-name="T146">precisam</text:span><text:span text:style-name="T147">?</text:span></text:p>
        </text:list-item>
      </text:list>
      <text:list text:style-name="LFO2" text:continue-numbering="true">
        <text:list-item>
          <text:p text:style-name="P148">ID do custo do produto</text:p>
        </text:list-item>
        <text:list-item>
          <text:p text:style-name="P149">Qual<text:s/>produto (ID do atributo Produto)</text:p>
        </text:list-item>
        <text:list-item>
          <text:p text:style-name="P150">Custo do da máquina</text:p>
        </text:list-item>
        <text:list-item>
          <text:p text:style-name="P151">Custo<text:s/>do funcionário</text:p>
        </text:list-item>
        <text:list-item>
          <text:p text:style-name="P152">Custo do insumo</text:p>
        </text:list-item>
        <text:list-item>
          <text:p text:style-name="P153">Custo total</text:p>
        </text:list-item>
      </text:list>
      <text:p text:style-name="P154"/>
      <text:list text:style-name="LFO25" text:continue-numbering="true">
        <text:list-item>
          <text:p text:style-name="P155"><text:span text:style-name="T156">Na entidade</text:span><text:s/><text:span text:style-name="T157">Lucratividade funcionário e máquina,<text:s/></text:span><text:span text:style-name="T158">quais</text:span><text:span text:style-name="T159"><text:s/></text:span><text:span text:style-name="T160">os</text:span><text:span text:style-name="T161"><text:s/></text:span><text:span text:style-name="T162">atributos</text:span><text:span text:style-name="T163"><text:s/></text:span><text:span text:style-name="T164">precisam</text:span><text:span text:style-name="T165">?</text:span></text:p>
        </text:list-item>
      </text:list>
      <text:list text:style-name="LFO1" text:continue-numbering="true">
        <text:list-item>
          <text:p text:style-name="P166">ID para lucratividade</text:p>
        </text:list-item>
        <text:list-item>
          <text:p text:style-name="P167">Qual funcionário está trabalhando (ID do atributo funcionário)</text:p>
        </text:list-item>
        <text:list-item>
          <text:p text:style-name="P168">Qual a máquina está utilizando (ID da máquina)</text:p>
        </text:list-item>
        <text:list-item>
          <text:p text:style-name="P169">Quanto tempo demorou para fazer</text:p>
        </text:list-item>
        <text:list-item>
          <text:p text:style-name="P170">Valor de lucro</text:p>
        </text:list-item>
      </text:list>
      <text:p text:style-name="ParágrafodaLista"/>
      <text:p text:style-name="ParágrafodaLista"/>
      <text:p text:style-name="ParágrafodaLista"/>
      <text:p text:style-name="ParágrafodaLista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Yu Gothic" svg:font-family="Yu Gothic" style:font-family-generic="swiss" style:font-pitch="variable" svg:panose-1="2 11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Yu Gothic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ja" style:country-asian="JP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Título2Char" style:display-name="Título 2 Char" style:family="text" style:parent-style-name="Fonteparág.padrão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Título3Char" style:display-name="Título 3 Char" style:family="text" style:parent-style-name="Fonteparág.padrão">
      <style:text-properties style:font-name-asian="Yu Gothic Light" style:font-name-complex="Times New Roman" fo:color="#0F4761" fo:font-size="14pt" style:font-size-asian="14pt" style:font-size-complex="14pt"/>
    </style:style>
    <style:style style:name="Título4Char" style:display-name="Título 4 Char" style:family="text" style:parent-style-name="Fonteparág.padrão">
      <style:text-properties style:font-name-asian="Yu Gothic Light" style:font-name-complex="Times New Roman" fo:font-style="italic" style:font-style-asian="italic" style:font-style-complex="italic" fo:color="#0F4761"/>
    </style:style>
    <style:style style:name="Título5Char" style:display-name="Título 5 Char" style:family="text" style:parent-style-name="Fonteparág.padrão">
      <style:text-properties style:font-name-asian="Yu Gothic Light" style:font-name-complex="Times New Roman" fo:color="#0F4761"/>
    </style:style>
    <style:style style:name="Título6Char" style:display-name="Título 6 Char" style:family="text" style:parent-style-name="Fonteparág.padrão">
      <style:text-properties style:font-name-asian="Yu Gothic Light" style:font-name-complex="Times New Roman" fo:font-style="italic" style:font-style-asian="italic" style:font-style-complex="italic" fo:color="#595959"/>
    </style:style>
    <style:style style:name="Título7Char" style:display-name="Título 7 Char" style:family="text" style:parent-style-name="Fonteparág.padrão">
      <style:text-properties style:font-name-asian="Yu Gothic Light" style:font-name-complex="Times New Roman" fo:color="#595959"/>
    </style:style>
    <style:style style:name="Título8Char" style:display-name="Título 8 Char" style:family="text" style:parent-style-name="Fonteparág.padrão">
      <style:text-properties style:font-name-asian="Yu Gothic Light" style:font-name-complex="Times New Roman" fo:font-style="italic" style:font-style-asian="italic" style:font-style-complex="italic" fo:color="#272727"/>
    </style:style>
    <style:style style:name="Título9Char" style:display-name="Título 9 Char" style:family="text" style:parent-style-name="Fonteparág.padrão">
      <style:text-properties style:font-name-asian="Yu Gothic Light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ítuloChar" style:display-name="Título Char" style:family="text" style:parent-style-name="Fonteparág.padrão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ítuloChar" style:display-name="Subtítulo Char" style:family="text" style:parent-style-name="Fonteparág.padrão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Citação" style:display-name="Citação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çãoChar" style:display-name="Citação Char" style:family="text" style:parent-style-name="Fonteparág.padrão">
      <style:text-properties fo:font-style="italic" style:font-style-asian="italic" style:font-style-complex="italic" fo:color="#404040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ÊnfaseIntensa" style:display-name="Ênfase Intensa" style:family="text" style:parent-style-name="Fonteparág.padrão">
      <style:text-properties fo:font-style="italic" style:font-style-asian="italic" style:font-style-complex="italic" fo:color="#0F4761"/>
    </style:style>
    <style:style style:name="CitaçãoIntensa" style:display-name="Citação Intens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çãoIntensaChar" style:display-name="Citação Intensa Char" style:family="text" style:parent-style-name="Fonteparág.padrão">
      <style:text-properties fo:font-style="italic" style:font-style-asian="italic" style:font-style-complex="italic" fo:color="#0F4761"/>
    </style:style>
    <style:style style:name="ReferênciaIntensa" style:display-name="Referência Intensa" style:family="text" style:parent-style-name="Fonteparág.padrão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/>
    </style:style>
    <style:style style:name="WW_CharLFO19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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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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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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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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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bullet text:level="1" text:style-name="WW_CharLFO11LVL1" text:bullet-char="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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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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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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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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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1">
      <text:list-level-style-number text:level="1" style:num-suffix="-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2">
      <text:list-level-style-number text:level="1" style:num-suffix="-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3">
      <text:list-level-style-number text:level="1" style:num-suffix="-" style:num-list-format-name="NLF1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4">
      <text:list-level-style-number text:level="1" style:num-suffix="-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5">
      <text:list-level-style-number text:level="1" style:num-suffix="-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6">
      <text:list-level-style-number text:level="1" style:num-suffix="-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-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ODRIGO</meta:initial-creator>
    <dc:creator>kayque costa</dc:creator>
    <meta:creation-date>2025-03-01T00:24:00Z</meta:creation-date>
    <dc:date>2025-03-01T00:24:00Z</dc:date>
    <meta:template xlink:href="Normal.dotm" xlink:type="simple"/>
    <meta:editing-cycles>13</meta:editing-cycles>
    <meta:editing-duration>PT540S</meta:editing-duration>
    <meta:user-defined meta:name="ContentTypeId">0x010100107EA1905FB78544B2960B2585EABCA0</meta:user-defined>
    <meta:document-statistic meta:page-count="1" meta:paragraph-count="7" meta:word-count="605" meta:character-count="3870" meta:row-count="27" meta:non-whitespace-character-count="3272"/>
  </office:meta>
</office:document-meta>
</file>